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adornments="Regular" style:font-pitch="variable" style:font-charset="x-symbol"/>
    <style:font-face style:name="Wingdings 3" svg:font-family="'Wingdings 3'" style:font-adornments="Regular" style:font-family-generic="roman" style:font-pitch="variable" style:font-charset="x-symbol"/>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22pt" style:font-size-asian="22pt" style:font-size-complex="22pt"/>
    </style:style>
    <style:style style:name="P4" style:family="paragraph" style:parent-style-name="Standard">
      <style:text-properties fo:font-size="26pt" style:font-size-asian="26pt" style:font-size-complex="26pt"/>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25in" fo:margin-right="0in" fo:text-indent="0in" style:auto-text-indent="false"/>
      <style:text-properties fo:font-size="20pt" style:font-size-asian="20pt" style:font-size-complex="20pt"/>
    </style:style>
    <style:style style:name="P7" style:family="paragraph" style:parent-style-name="Standard">
      <style:paragraph-properties fo:margin-left="0in" fo:margin-right="0in" fo:text-indent="0.5in" style:auto-text-indent="false"/>
    </style:style>
    <style:style style:name="P8" style:family="paragraph" style:parent-style-name="List_20_Paragraph">
      <style:paragraph-properties fo:margin-left="0in" fo:margin-right="0in" fo:text-indent="0in" style:auto-text-indent="false"/>
    </style:style>
    <style:style style:name="P9" style:family="paragraph" style:parent-style-name="List_20_Paragraph">
      <style:paragraph-properties fo:margin-left="0in" fo:margin-right="0in" fo:text-indent="0in" style:auto-text-indent="false"/>
      <style:text-properties fo:font-size="16pt" style:font-size-asian="16pt" style:font-size-complex="16pt"/>
    </style:style>
    <style:style style:name="P10" style:family="paragraph" style:parent-style-name="List_20_Paragraph">
      <style:paragraph-properties fo:margin-left="0in" fo:margin-right="0in" fo:text-indent="0in" style:auto-text-indent="false"/>
      <style:text-properties fo:font-size="26pt" style:font-size-asian="26pt" style:font-size-complex="26pt"/>
    </style:style>
    <style:style style:name="P11" style:family="paragraph" style:parent-style-name="List_20_Paragraph">
      <style:paragraph-properties fo:margin-left="0in" fo:margin-right="0in" fo:text-indent="0in" style:auto-text-indent="false"/>
      <style:text-properties fo:font-size="20pt" style:font-size-asian="20pt" style:font-size-complex="20pt"/>
    </style:style>
    <style:style style:name="P12" style:family="paragraph" style:parent-style-name="Standard" style:master-page-name="Standard">
      <style:paragraph-properties fo:text-align="center" style:justify-single-word="false" style:page-number="auto"/>
      <style:text-properties fo:font-size="36pt" style:font-size-asian="36pt" style:font-size-complex="36pt"/>
    </style:style>
    <style:style style:name="P13" style:family="paragraph" style:parent-style-name="Standard" style:list-style-name="WWNum2">
      <style:text-properties fo:font-size="20pt" style:font-size-asian="20pt" style:font-size-complex="20pt"/>
    </style:style>
    <style:style style:name="P14" style:family="paragraph" style:parent-style-name="Standard" style:list-style-name="WWNum3">
      <style:text-properties fo:font-size="20pt" style:font-size-asian="20pt" style:font-size-complex="20pt"/>
    </style:style>
    <style:style style:name="P15" style:family="paragraph" style:parent-style-name="Standard" style:list-style-name="WWNum5">
      <style:text-properties fo:font-size="20pt" style:font-size-asian="20pt" style:font-size-complex="20pt"/>
    </style:style>
    <style:style style:name="P16" style:family="paragraph" style:parent-style-name="Standard" style:list-style-name="WWNum4">
      <style:text-properties fo:font-size="22pt" style:font-size-asian="22pt" style:font-size-complex="22pt"/>
    </style:style>
    <style:style style:name="P17" style:family="paragraph" style:parent-style-name="Standard" style:list-style-name="WWNum6"/>
    <style:style style:name="P18" style:family="paragraph" style:parent-style-name="Standard" style:list-style-name="WWNum7"/>
    <style:style style:name="P19" style:family="paragraph" style:parent-style-name="Standard" style:list-style-name="WWNum8"/>
    <style:style style:name="P20" style:family="paragraph" style:parent-style-name="List_20_Paragraph" style:list-style-name="WWNum9"/>
    <style:style style:name="P21" style:family="paragraph" style:parent-style-name="List_20_Paragraph">
      <style:paragraph-properties fo:margin-left="0in" fo:margin-right="0in" fo:text-indent="0in" style:auto-text-indent="false"/>
      <style:text-properties fo:font-size="16pt" style:font-size-asian="16pt" style:font-size-complex="16pt"/>
    </style:style>
    <style:style style:name="P22" style:family="paragraph" style:parent-style-name="List_20_Paragraph" style:list-style-name="L1">
      <style:paragraph-properties fo:margin-left="0in" fo:margin-right="0in" fo:text-indent="0in" style:auto-text-indent="false"/>
      <style:text-properties fo:font-size="16pt" style:font-size-asian="16pt" style:font-size-complex="16pt"/>
    </style:style>
    <style:style style:name="P23" style:family="paragraph" style:parent-style-name="List_20_Paragraph" style:list-style-name="L1">
      <style:paragraph-properties fo:margin-left="0in" fo:margin-right="0in" fo:text-indent="0in" style:auto-text-indent="false"/>
      <style:text-properties fo:font-size="20pt" style:font-size-asian="20pt" style:font-size-complex="20pt"/>
    </style:style>
    <style:style style:name="P24" style:family="paragraph" style:parent-style-name="List_20_Paragraph">
      <style:paragraph-properties fo:margin-left="0in" fo:margin-right="0in" fo:text-indent="0in" style:auto-text-indent="false"/>
      <style:text-properties fo:font-size="22pt" style:font-size-asian="22pt" style:font-size-complex="22pt"/>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style:text-position="super 58%"/>
    </style:style>
    <style:style style:name="T4" style:family="text">
      <style:text-properties style:text-position="super 58%" fo:font-size="16pt" style:font-size-asian="16pt" style:font-size-complex="16pt"/>
    </style:style>
    <style:style style:name="T5" style:family="text">
      <style:text-properties fo:font-size="22pt" style:font-size-asian="22pt" style:font-size-complex="2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C232 <text:line-break/> B.TECH RURAL INTERNSHIP</text:p>
      <text:p text:style-name="P1"/>
      <text:p text:style-name="P1">GUIDED BY :-</text:p>
      <text:p text:style-name="P2">- DR. ANIL ROY</text:p>
      <text:p text:style-name="P2">- DR. ALKA PAREKH</text:p>
      <text:p text:style-name="P2">- DR. JAYDEEP MULHELKAR</text:p>
      <text:p text:style-name="Standard"/>
      <text:p text:style-name="Standard"/>
      <text:p text:style-name="P3">STUDENT DETAILS :-</text:p>
      <text:list xml:id="list7914951895809156058" text:style-name="WWNum2">
        <text:list-item>
          <text:p text:style-name="P13">MOHIT SAVALIYA – 201401136</text:p>
        </text:list-item>
        <text:list-item>
          <text:p text:style-name="P13">DHRUV KOSHIYAR – 201401137</text:p>
        </text:list-item>
        <text:list-item>
          <text:p text:style-name="P13">DHAVAL PRAJAPATI – 201401138</text:p>
        </text:list-item>
        <text:list-item>
          <text:p text:style-name="P13">VINAY PATEL – 201401147</text:p>
        </text:list-item>
      </text:list>
      <text:p text:style-name="P6"/>
      <text:p text:style-name="P6"/>
      <text:p text:style-name="P6"/>
      <text:p text:style-name="P6"/>
      <text:p text:style-name="P3"><text:soft-page-break/>WORK OF PLACE :-</text:p>
      <text:list xml:id="list8203264436026112862" text:style-name="WWNum3">
        <text:list-item>
          <text:p text:style-name="P14">VILLAGE – SINGARAVA</text:p>
        </text:list-item>
        <text:list-item>
          <text:p text:style-name="P14">TALUKO – DASKROI</text:p>
        </text:list-item>
        <text:list-item>
          <text:p text:style-name="P14">DISTRICT – AHMEDABAD</text:p>
        </text:list-item>
        <text:list-item>
          <text:p text:style-name="P14">STATE – GUJARAT</text:p>
        </text:list-item>
      </text:list>
      <text:list xml:id="list5242280565381832519" text:style-name="WWNum4">
        <text:list-item>
          <text:p text:style-name="P16">INSTRUCTOR – AJAY BHAI(Aarya charitable trust-NGO)</text:p>
        </text:list-item>
      </text:list>
      <text:p text:style-name="P3">TOPICS:-</text:p>
      <text:list xml:id="list935788416997907223" text:style-name="WWNum5">
        <text:list-item>
          <text:p text:style-name="P15">EDUCATIONAL SURVEY</text:p>
        </text:list-item>
        <text:list-item>
          <text:p text:style-name="P15">TEACHING CHILDREN AT PRIMARY SCHOOL </text:p>
        </text:list-item>
        <text:list-item>
          <text:p text:style-name="P15">WORKING AT PRIMARY HELTH CENTER</text:p>
        </text:list-item>
        <text:list-item>
          <text:p text:style-name="P15">COLLECTING FUND FOR POOR CHILDREN’S EDUCATIONAL MOTIVE</text:p>
        </text:list-item>
      </text:list>
      <text:p text:style-name="P2"/>
      <text:p text:style-name="P2"/>
      <text:p text:style-name="P2"/>
      <text:p text:style-name="P2"/>
      <text:p text:style-name="P2"/>
      <text:p text:style-name="P2"/>
      <text:p text:style-name="P2"><text:soft-page-break/></text:p>
      <text:p text:style-name="P4">WORK PLAN :-</text:p>
      <text:p text:style-name="P3"/>
      <text:p text:style-name="P3">FIRST WEEK :-</text:p>
      <text:p text:style-name="P3"/>
      <text:list xml:id="list940203168502956272" text:style-name="WWNum6">
        <text:list-item>
          <text:p text:style-name="P17">IN FIRST WEEK WE WENT TO SINGARAVA FOR EDUCATIONAL SURVEY.</text:p>
        </text:list-item>
        <text:list-item>
          <text:p text:style-name="P17">WE WONDERED HOME TO HOME AND ASK SOME QUESTIONS TO THE PARENTS OF CHILDREN ABOUT THE EDUCATION OF THEIR CHILDREN LIKE..IN WITCH STANDARD YOUR CHILD IS STUDING,IF CHIELD LEFT THE STUDY,WHAT IS THE REASON BEHIND IT?,WITCH GOVERNMENT FECILITIES YOU GET FOR EUCATION,IF YOU WANT TO CONTINUE YOUR STUDY,YES OR NO, IF NO THEN WHAT IS THE REASON BEHIND IT?</text:p>
        </text:list-item>
        <text:list-item>
          <text:p text:style-name="P17">AND WE GET DIFFERENT TYPE OF ANSWER OF THIS QUESTIONS.</text:p>
        </text:list-item>
        <text:list-item>
          <text:p text:style-name="P17">THEN WE ANALYSIS SURVEY FORMS AND COMES ON SOME CONCLUSION POINTS.THOSE ARE DESCRIBE BY SOME GRAPHS AS GIVEN BELOW.</text:p>
        </text:list-item>
      </text:list>
      <text:p text:style-name="Standard">SURVEY ANALYSIS :-</text:p>
      <text:list xml:id="list120346495885601643" text:style-name="WWNum7">
        <text:list-item>
          <text:p text:style-name="P18">WE TOOK SURVEY OF 140 STUDENTS.IT INCLUDES 84 MALE STUDENTS AND 45 FEMALE STUDENTS.</text:p>
        </text:list-item>
        <text:list-item>
          <text:p text:style-name="P18">WE DEVIDED THIS EDUCATIONAL SURVEY IN STANDARDWISE.</text:p>
        </text:list-item>
      </text:list>
      <text:list xml:id="list3365310775970504492" text:style-name="WWNum8">
        <text:list-item>
          <text:p text:style-name="P19">PRIMARY(1-8 STANDARD)</text:p>
        </text:list-item>
        <text:list-item>
          <text:p text:style-name="P19">SECONDERY(9-10 STANDARD)</text:p>
        </text:list-item>
        <text:list-item>
          <text:p text:style-name="P19">HIGHER SECONDERY(11-12 STANDARD)</text:p>
        </text:list-item>
        <text:list-item>
          <text:p text:style-name="P19">GRADUATE</text:p>
        </text:list-item>
        <text:list-item>
          <text:p text:style-name="P19">POST GRADUATE</text:p>
        </text:list-item>
      </text:list>
      <text:p text:style-name="Standard">TOTAL EDUCATION </text:p>
      <text:p text:style-name="Standard"><text:tab/>Total education in singarva village is not good. According to analysis, 68% of total students are left their study after or during their primary studies. 21% of total students left their studies after or during secondary education. 8% of total students left their studies after or during higher secondary education. In that village, one man has a degree of graduate and one has a degree of post graduate <text:soft-page-break/>studies according to the survey. When we asked those student that why they left their study, the most of them replied that he/she had no more interest in it and some had money problems,too. <text:s text:c="3"/></text:p>
      <text:p text:style-name="Standard"/>
      <text:p text:style-name="Standard"/>
      <text:p text:style-name="Standard"/>
      <text:p text:style-name="Standard">GENDERWISE EDUCATION :-<text:line-break/>1) MALE EDUCATION</text:p>
      <text:p text:style-name="Standard"/>
      <text:p text:style-name="Standard"/>
      <text:p text:style-name="Standard"/>
      <text:p text:style-name="Standard"/>
      <text:p text:style-name="Standard"/>
      <text:p text:style-name="Standard">2)FEMALE EDUCATION</text:p>
      <text:p text:style-name="Standard"/>
      <text:p text:style-name="P7">LEFT STUDY :-</text:p>
      <text:p text:style-name="P7"/>
      <text:p text:style-name="Standard"/>
      <text:p text:style-name="Standard"/>
      <text:p text:style-name="P7">According to analysis, total 26 students out of 140 left their studies. 58% of them left their study after or during their primary studies. 38% of them left their studies after or during secondary education. 8% of them left their studies after or during higher secondary education. According to the survey. The reasons why they left their studies are as given bellow,</text:p>
      <text:list xml:id="list5961018989018661325" text:style-name="WWNum9">
        <text:list-item>
          <text:p text:style-name="P20">Poor economic condition:-</text:p>
        </text:list-item>
      </text:list>
      <text:p text:style-name="P5">Most of parent are uneducated and they are working in farm or do laboring work in industries. So, they are not able to earn more money for their children to give them higher education. So they afford only primary education for their children and then their children left the studies.</text:p>
      <text:list xml:id="list43188687" text:continue-numbering="true" text:style-name="WWNum9">
        <text:list-item>
          <text:p text:style-name="P20">Not more interested in study:-</text:p>
        </text:list-item>
      </text:list>
      <text:p text:style-name="Standard"><text:s text:c="7"/><text:bookmark text:name="_GoBack"/></text:p>
      <text:list xml:id="list43206765" text:continue-numbering="true" text:style-name="WWNum9">
        <text:list-item>
          <text:p text:style-name="P20">Family issues:-</text:p>
        </text:list-item>
        <text:list-item>
          <text:p text:style-name="P20">Child marriage system:-</text:p>
        </text:list-item>
      </text:list>
      <text:p text:style-name="P8"/>
      <text:p text:style-name="P8"><text:soft-page-break/></text:p>
      <text:p text:style-name="P10">Second and Third week:-</text:p>
      <text:p text:style-name="P9"><text:tab/><text:tab/>In first week we did surveys and try to spread information which may be helpful in their children future. For the second week our main agenda was to spread awareness about health problems and disease in that village. In the first day of second week we went to the office of gram panchayat. There we met talati of the village and they gave us some tips for what to do on the health issues and they also suggested to visit PRATHMIC AAROGYA KENDRA of singarva village. So, we decided to visit PRATHMIC AAROGYA KENDRA.</text:p>
      <text:p text:style-name="P9"/>
      <text:p text:style-name="P9"><text:tab/><text:tab/>We went to the PRATHMIC AAROGYA KENDRA. We met doctors and requested to do work with them for some days. They accepted our request and gave some information about maleriya, dengue, T.B and some other disease which were most found in the people of this village. This is a small government medical center for this village. They also gave information about some government policies. </text:p>
      <text:p text:style-name="P9"/>
      <text:p text:style-name="P9"><text:tab/><text:tab/>In this week they allowed us to came with them in 2 days vaccination camp and 3 days program of <text:s/>medical health check up in SINGARVA PRIMARY SCHOOL. </text:p>
      <text:p text:style-name="P9"/>
      <text:p text:style-name="P9"><text:tab/><text:tab/></text:p>
      <text:p text:style-name="P9"/>
      <text:p text:style-name="P9"/>
      <text:p text:style-name="P9"/>
      <text:p text:style-name="P9"><text:soft-page-break/></text:p>
      <text:p text:style-name="P11">vaccination camp:-</text:p>
      <text:p text:style-name="P8"><text:span text:style-name="T1"><text:tab/><text:tab/></text:span><text:span text:style-name="T2">The next two days, we went to a vaccination camp which was organized by the doctors of primary health center in the village. The vaccination camp was mainly for the children bellow 3 years and women who are pregnant. The most vaccines which doctor gave to children were polio,pneumococcal,influenza,DTP,pentagonal and some others. Doctors also gave the aayan medicines to the pregnant women and women with less than one year child.</text:span></text:p>
      <text:p text:style-name="P9"/>
      <text:p text:style-name="P9"><text:tab/><text:tab/>The camp was organized in a private clinic which was in the center of the village. The mothers whom have less than three year old child, most of them are careless for their child. Because this was a free vaccination camp and this camp is held in that village every Wednesday and Thursday. All the villagers know this. But most of mothers were not came on that days. So, Aashaben(a lady for doctor's help) went home <text:s/>to home and told the mothers who have less than three year old child or who are pregnant to came that clinic and attend the camp. We also went with her home to home to spread awareness about the camp and disease.</text:p>
      <text:p text:style-name="P9"/>
      <text:p text:style-name="P9"><text:tab/><text:tab/>Aashabens are regularly goes to the home which have a T.B. Patient and give them medicines. Actually they work very hard. We also met two T.B. Patient. </text:p>
      <text:p text:style-name="P9"><text:tab/><text:tab/>These two days we got a great experience.</text:p>
      <text:p text:style-name="P9"/>
      <text:p text:style-name="P11"><text:soft-page-break/>Medical check-up at primary school:-</text:p>
      <text:p text:style-name="P11"><text:tab/><text:tab/><text:span text:style-name="T2">After two days of vaccination camp,there was another task of a medical check-up camp at SINGARVA PRIMARY SCHOOL. These camp covered all the students of school who were present on that last three days of week. The main doctor was for this camp was Nandaben. First she gave some instructions about medical check-up camp and after that we started medical check-up with eighth standard students. </text:span></text:p>
      <text:list xml:id="list1052321682160838682" text:style-name="L1">
        <text:list-item>
          <text:p text:style-name="P22">The main topics for medical check-up were:-</text:p>
          <text:p text:style-name="P22">1. height</text:p>
          <text:p text:style-name="P22">2. weight</text:p>
          <text:p text:style-name="P22">3. Is he/she has hearing problem?</text:p>
          <text:p text:style-name="P22">4. Is he/she has eye problem?</text:p>
          <text:p text:style-name="P22">5. Any other problems(like kidney,blood)</text:p>
          <text:list>
            <text:list-item>
              <text:list>
                <text:list-item>
                  <text:list>
                    <text:list-header>
                      <text:p text:style-name="P23"><text:span text:style-name="T2"><text:s text:c="21"/>We noticed that some students are in 6</text:span><text:span text:style-name="T4">th</text:span><text:span text:style-name="T2"> to 8</text:span><text:span text:style-name="T4">th</text:span><text:span text:style-name="T2"> standard but their height and weight are much lesser than the other students. This problem was mostly founded in girls. This is only because of eating less food. <text:s text:c="11"/></text:span><text:tab/></text:p>
                    </text:list-header>
                  </text:list>
                </text:list-item>
              </text:list>
            </text:list-item>
          </text:list>
        </text:list-item>
      </text:list>
      <text:p text:style-name="P9"><text:tab/><text:tab/>Few students of them have a hearing problem. Eye problem was mostly founded in the students who are studying in 6<text:span text:style-name="T3">th</text:span> standard and above. <text:tab/></text:p>
      <text:p text:style-name="P9"><text:s text:c="2"/><text:tab/><text:tab/>We measured height and weight of all the students of the school.</text:p>
      <text:p text:style-name="P9"/>
      <text:p text:style-name="P9"/>
      <text:p text:style-name="P9"/>
      <text:p text:style-name="P9"><text:soft-page-break/><text:s text:c="2"/><text:span text:style-name="T5">Teaching at primary school:-</text:span></text:p>
      <text:p text:style-name="P9"><text:span text:style-name="T5"><text:tab/><text:tab/></text:span>We went to school for teaching the students for two days. It was a great experience. We taught 4<text:span text:style-name="T3">th</text:span> <text:span text:style-name="T5"><text:tab/></text:span>standard students. First of all we met principal of school and asked some details about the school,students,teachers and some others. He gave us permission for teaching the students of 4<text:span text:style-name="T3">th</text:span> standard for two days. And then we had a chance to became teachers for two days in a government school.</text:p>
      <text:p text:style-name="P9"/>
      <text:p text:style-name="P9"><text:tab/><text:tab/>The class started at one o'clock Sharp. Principal came with us for the propose of the introduction to the class. After introduction we had started. We started with maths subject which was the most preferable subject among us. And then we took Gujarati(local language) subject. We remarked that all students were passed standard three exam but half of them are not capable of writing tables from one to ten! This is only because of poor education. And some students are also <text:s/>not capable to write a page in local language Gujarati. It is so sad. Some of them are bright students. We also taught social science and science subjects,too. </text:p>
      <text:p text:style-name="P9"/>
      <text:p text:style-name="P9"><text:tab/><text:tab/>The government school also provides a mid-day lunch. We noticed that most of the students came for mid day lunch instead of study! The teachers of this school are well educated and they are also trying to give maximum of their time for the students. </text:p>
      <text:p text:style-name="P9"/>
      <text:p text:style-name="P9"/>
      <text:p text:style-name="P9"/>
      <text:p text:style-name="P24"><text:soft-page-break/>Collecting Fund for NGO:-</text:p>
      <text:p text:style-name="P9"><text:tab/><text:tab/>The NGO is mainly work on child education and child laboring. NGO provides books, stationary and other things to the students who are not capable to buy it. Also NGO helps children who have health problems like heart problems, kidney problems and other. For this work NGO needs fund every year. Most of fund added by trusty of the NGO. Ajaybhai who was our instructor gave us four receipt books and a work of collect some fund for NGO. So NGO would help more and <text:s/>more students and children.</text:p>
      <text:p text:style-name="P9"/>
      <text:p text:style-name="P9"><text:tab/><text:tab/>We met many people. Some said NO. Some said we already gave fund for other NGO. Some replied positively and gave us some fund. We tried to convince every person whom we met for the fund. We mainly went to nikol, vastral, rabari-colony and kathvada GIDC for the purpose of fund. We went continuous five to six days and got around 4290 RS. Total.</text:p>
      <text:p text:style-name="P9"/>
      <text:p text:style-name="P9"><text:tab/><text:tab/>This was a great experience to met different minded people and convince them for funding to the NGO. Some of them directly said NO and some of them gave five hundred RS. This type of enjoyment and experience we never got in past. <text:s text:c="5"/></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Wingdings" svg:font-family="Wingdings" style:font-adornments="Regular" style:font-pitch="variable" style:font-charset="x-symbol"/>
    <style:font-face style:name="Wingdings 3" svg:font-family="'Wingdings 3'" style:font-adornments="Regular" style:font-family-generic="roman" style:font-pitch="variable" style:font-charset="x-symbol"/>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hruti" svg:font-family="Shrut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gu"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gu"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omplex="Shruti"/>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3126in" fo:text-indent="-0.25in" fo:margin-left="0.3126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0.8126in" fo:text-indent="-0.25in" fo:margin-left="0.8126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3126in" fo:text-indent="-0.25in" fo:margin-left="1.3126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1.8126in" fo:text-indent="-0.25in" fo:margin-left="1.8126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3126in" fo:text-indent="-0.25in" fo:margin-left="2.3126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2.8126in" fo:text-indent="-0.25in" fo:margin-left="2.8126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3126in" fo:text-indent="-0.25in" fo:margin-left="3.3126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3.8126in" fo:text-indent="-0.25in" fo:margin-left="3.8126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3126in" fo:text-indent="-0.25in" fo:margin-left="4.3126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0.9374in" fo:text-indent="-0.25in" fo:margin-left="0.9374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4374in" fo:text-indent="-0.25in" fo:margin-left="1.4374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1.9374in" fo:text-indent="-0.25in" fo:margin-left="1.9374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4374in" fo:text-indent="-0.25in" fo:margin-left="2.4374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2.9374in" fo:text-indent="-0.25in" fo:margin-left="2.9374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3.9374in" fo:text-indent="-0.25in" fo:margin-left="3.937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4374in" fo:text-indent="-0.25in" fo:margin-left="4.4374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haval Prajapati</meta:initial-creator>
    <dc:creator>Mohit savaliya</dc:creator>
    <meta:editing-cycles>12</meta:editing-cycles>
    <meta:creation-date>2015-12-22T18:55:00</meta:creation-date>
    <dc:date>2016-01-02T23:02:16.63</dc:date>
    <meta:editing-duration>PT2H47M39S</meta:editing-duration>
    <meta:generator>OpenOffice/4.1.1$Win32 OpenOffice.org_project/411m6$Build-9775</meta:generator>
    <meta:document-statistic meta:table-count="0" meta:image-count="0" meta:object-count="0" meta:page-count="9" meta:paragraph-count="76" meta:word-count="1507" meta:character-count="86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